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0-64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64-128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28-192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192-2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-0, G-0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string">
            <text:p>(blue)</text:p>
          </table:table-cell>
        </table:table-row>
        <table:table-row table:style-name="ro1">
          <table:table-cell office:value-type="string">
            <text:p>R-0, G-1</text:p>
          </table:table-cell>
          <table:table-cell table:number-columns-repeated="4"/>
        </table:table-row>
        <table:table-row table:style-name="ro1">
          <table:table-cell table:style-name="ce2"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style-name="ce2" office:value-type="float" office:value="110">
            <text:p>110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string">
            <text:p>R-0, G-2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string">
            <text:p>R-0, G-3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-1, G-0</text:p>
          </table:table-cell>
          <table:table-cell table:number-columns-repeated="4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string">
            <text:p>R-1, G-1</text:p>
          </table:table-cell>
          <table:table-cell table:number-columns-repeated="4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127">
            <text:p>127</text:p>
          </table:table-cell>
          <table:table-cell/>
        </table:table-row>
        <table:table-row table:style-name="ro1">
          <table:table-cell office:value-type="string">
            <text:p>R-1, G-2</text:p>
          </table:table-cell>
          <table:table-cell table:number-columns-repeated="4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31">
            <text:p>131</text:p>
          </table:table-cell>
          <table:table-cell/>
        </table:table-row>
        <table:table-row table:style-name="ro1">
          <table:table-cell office:value-type="string">
            <text:p>R-1, G-3</text:p>
          </table:table-cell>
          <table:table-cell table:number-columns-repeated="4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34">
            <text:p>134</text:p>
          </table:table-cell>
          <table:table-cell table:style-name="ce3" office:value-type="float" office:value="135">
            <text:p>135</text:p>
          </table:table-cell>
          <table:table-cell/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office:value-type="string">
            <text:p>R-2, G-0</text:p>
          </table:table-cell>
          <table:table-cell table:number-columns-repeated="4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3" office:value-type="float" office:value="137">
            <text:p>137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39">
            <text:p>139</text:p>
          </table:table-cell>
          <table:table-cell/>
        </table:table-row>
        <table:table-row table:style-name="ro1">
          <table:table-cell office:value-type="string">
            <text:p>R-2, G-1</text:p>
          </table:table-cell>
          <table:table-cell table:number-columns-repeated="4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2" office:value-type="float" office:value="141">
            <text:p>141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143">
            <text:p>143</text:p>
          </table:table-cell>
          <table:table-cell/>
        </table:table-row>
        <table:table-row table:style-name="ro1">
          <table:table-cell office:value-type="string">
            <text:p>R-2, G-2</text:p>
          </table:table-cell>
          <table:table-cell table:number-columns-repeated="4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147">
            <text:p>147</text:p>
          </table:table-cell>
          <table:table-cell/>
        </table:table-row>
        <table:table-row table:style-name="ro1">
          <table:table-cell office:value-type="string">
            <text:p>R-2, G-3</text:p>
          </table:table-cell>
          <table:table-cell table:number-columns-repeated="4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50">
            <text:p>150</text:p>
          </table:table-cell>
          <table:table-cell table:style-name="ce3" office:value-type="float" office:value="151">
            <text:p>151</text:p>
          </table:table-cell>
          <table:table-cell/>
        </table:table-row>
        <table:table-row table:style-name="ro1">
          <table:table-cell table:style-name="ce3"/>
          <table:table-cell table:style-name="ce2" table:number-columns-repeated="2"/>
          <table:table-cell table:style-name="ce3"/>
          <table:table-cell/>
        </table:table-row>
        <table:table-row table:style-name="ro1">
          <table:table-cell office:value-type="string">
            <text:p>R-3, G-0</text:p>
          </table:table-cell>
          <table:table-cell table:number-columns-repeated="4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155">
            <text:p>155</text:p>
          </table:table-cell>
          <table:table-cell/>
        </table:table-row>
        <table:table-row table:style-name="ro1">
          <table:table-cell office:value-type="string">
            <text:p>R-3, G-1</text:p>
          </table:table-cell>
          <table:table-cell table:number-columns-repeated="4"/>
        </table:table-row>
        <table:table-row table:style-name="ro1">
          <table:table-cell table:style-name="ce3" office:value-type="float" office:value="156">
            <text:p>156</text:p>
          </table:table-cell>
          <table:table-cell table:style-name="ce2" office:value-type="float" office:value="157">
            <text:p>157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59">
            <text:p>159</text:p>
          </table:table-cell>
          <table:table-cell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6-05-03T17:42:29</meta:creation-date>
    <dc:date>2016-05-03T18:07:11</dc:date>
    <dc:creator>David </dc:creator>
    <meta:editing-duration>PT10M41S</meta:editing-duration>
    <meta:editing-cycles>4</meta:editing-cycles>
    <meta:generator>LibreOffice/3.5$Linux_x86 LibreOffice_project/350m1$Build-2</meta:generator>
    <meta:document-statistic meta:table-count="3" meta:cell-count="79" meta:object-count="0"/>
  </office:meta>
</office:document-meta>
</file>